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 style:language-complex="ar" style:country-complex="DZ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alid</meta:initial-creator>
    <dc:creator>walid</dc:creator>
    <meta:creation-date>2018-03-31T13:44:00Z</meta:creation-date>
    <dc:date>2018-03-31T13:44:00Z</dc: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